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Times New Roman1" svg:font-family="'Times New Roman'" style:font-family-generic="roman"/>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style:font-name="Times New Roman" fo:font-size="12pt" officeooo:rsid="00192e1c" officeooo:paragraph-rsid="00192e1c" style:font-size-asian="11.4499998092651pt" style:font-size-complex="13.0500001907349pt"/>
    </style:style>
    <style:style style:name="P2" style:family="paragraph" style:parent-style-name="Standard">
      <style:paragraph-properties fo:line-height="200%" fo:text-align="center" style:justify-single-word="false"/>
      <style:text-properties style:font-name="Times New Roman" fo:font-size="12pt" officeooo:rsid="00192e1c" officeooo:paragraph-rsid="00192e1c" style:font-size-asian="11.4499998092651pt" style:font-size-complex="13.0500001907349pt"/>
    </style:style>
    <style:style style:name="P3" style:family="paragraph" style:parent-style-name="Standard">
      <style:paragraph-properties fo:line-height="200%"/>
      <style:text-properties style:font-name="Times New Roman" fo:font-size="12pt" officeooo:rsid="0056cd60" officeooo:paragraph-rsid="0056cd60" style:font-size-asian="11.4499998092651pt" style:font-size-complex="13.0500001907349pt"/>
    </style:style>
    <style:style style:name="P4" style:family="paragraph" style:parent-style-name="Standard">
      <style:paragraph-properties fo:line-height="200%" fo:text-align="start" style:justify-single-word="false"/>
      <style:text-properties style:font-name="Times New Roman" fo:font-size="12pt" officeooo:paragraph-rsid="005841ae" style:font-size-asian="12pt" style:font-size-complex="12pt"/>
    </style:style>
    <style:style style:name="P5" style:family="paragraph" style:parent-style-name="Standard">
      <style:paragraph-properties fo:line-height="200%" fo:text-align="start" style:justify-single-word="false"/>
      <style:text-properties style:font-name="Times New Roman" officeooo:paragraph-rsid="00192e1c"/>
    </style:style>
    <style:style style:name="P6" style:family="paragraph" style:parent-style-name="Standard">
      <style:paragraph-properties fo:line-height="200%" fo:text-align="start" style:justify-single-word="false"/>
      <style:text-properties style:font-name="Times New Roman" officeooo:paragraph-rsid="0044002a"/>
    </style:style>
    <style:style style:name="P7" style:family="paragraph" style:parent-style-name="Standard">
      <style:paragraph-properties fo:line-height="200%" fo:text-align="start" style:justify-single-word="false"/>
      <style:text-properties officeooo:paragraph-rsid="005841ae"/>
    </style:style>
    <style:style style:name="P8" style:family="paragraph" style:parent-style-name="Standard">
      <style:paragraph-properties fo:line-height="200%" fo:text-align="start" style:justify-single-word="false"/>
      <style:text-properties style:font-name="Times New Roman" fo:font-size="12pt" officeooo:rsid="00192e1c" officeooo:paragraph-rsid="005d2e4b" style:font-size-asian="11.4499998092651pt" style:font-size-complex="13.0500001907349pt"/>
    </style:style>
    <style:style style:name="T1" style:family="text">
      <style:text-properties officeooo:rsid="001bbe14"/>
    </style:style>
    <style:style style:name="T2" style:family="text">
      <style:text-properties fo:font-size="12pt" officeooo:rsid="0029ac89" style:font-size-asian="11.4499998092651pt" style:font-size-complex="13.0500001907349pt"/>
    </style:style>
    <style:style style:name="T3" style:family="text">
      <style:text-properties fo:font-size="12pt" officeooo:rsid="002c7d84" style:font-size-asian="11.4499998092651pt" style:font-size-complex="13.0500001907349pt"/>
    </style:style>
    <style:style style:name="T4" style:family="text">
      <style:text-properties fo:font-size="12pt" officeooo:rsid="002e0eb4" style:font-size-asian="11.4499998092651pt" style:font-size-complex="13.0500001907349pt"/>
    </style:style>
    <style:style style:name="T5" style:family="text">
      <style:text-properties fo:font-size="12pt" officeooo:rsid="002e7b5c" style:font-size-asian="11.4499998092651pt" style:font-size-complex="13.0500001907349pt"/>
    </style:style>
    <style:style style:name="T6" style:family="text">
      <style:text-properties fo:font-size="12pt" officeooo:rsid="003c680b" style:font-size-asian="11.4499998092651pt" style:font-size-complex="13.0500001907349pt"/>
    </style:style>
    <style:style style:name="T7" style:family="text">
      <style:text-properties fo:font-size="12pt" officeooo:rsid="003d742f" style:font-size-asian="11.4499998092651pt" style:font-size-complex="13.0500001907349pt"/>
    </style:style>
    <style:style style:name="T8" style:family="text">
      <style:text-properties fo:font-size="12pt" officeooo:rsid="003dae4f" style:font-size-asian="11.4499998092651pt" style:font-size-complex="13.0500001907349pt"/>
    </style:style>
    <style:style style:name="T9" style:family="text">
      <style:text-properties fo:font-size="12pt" officeooo:rsid="00404aa8" style:font-size-asian="11.4499998092651pt" style:font-size-complex="13.0500001907349pt"/>
    </style:style>
    <style:style style:name="T10" style:family="text">
      <style:text-properties fo:font-size="12pt" officeooo:rsid="0041d53d" style:font-size-asian="11.4499998092651pt" style:font-size-complex="13.0500001907349pt"/>
    </style:style>
    <style:style style:name="T11" style:family="text">
      <style:text-properties fo:font-size="12pt" officeooo:rsid="0044002a" style:font-size-asian="11.4499998092651pt" style:font-size-complex="13.0500001907349pt"/>
    </style:style>
    <style:style style:name="T12" style:family="text">
      <style:text-properties fo:font-size="12pt" officeooo:rsid="00445abc" style:font-size-asian="11.4499998092651pt" style:font-size-complex="13.0500001907349pt"/>
    </style:style>
    <style:style style:name="T13" style:family="text">
      <style:text-properties fo:font-size="12pt" officeooo:rsid="0045c239" style:font-size-asian="11.4499998092651pt" style:font-size-complex="13.0500001907349pt"/>
    </style:style>
    <style:style style:name="T14" style:family="text">
      <style:text-properties fo:font-size="12pt" officeooo:rsid="0046b7d6" style:font-size-asian="11.4499998092651pt" style:font-size-complex="13.0500001907349pt"/>
    </style:style>
    <style:style style:name="T15" style:family="text">
      <style:text-properties fo:font-size="12pt" officeooo:rsid="00477978" style:font-size-asian="11.4499998092651pt" style:font-size-complex="13.0500001907349pt"/>
    </style:style>
    <style:style style:name="T16" style:family="text">
      <style:text-properties fo:font-size="12pt" officeooo:rsid="0048bbdb" style:font-size-asian="11.4499998092651pt" style:font-size-complex="13.0500001907349pt"/>
    </style:style>
    <style:style style:name="T17" style:family="text">
      <style:text-properties fo:font-size="12pt" officeooo:rsid="004a100e" style:font-size-asian="11.4499998092651pt" style:font-size-complex="13.0500001907349pt"/>
    </style:style>
    <style:style style:name="T18" style:family="text">
      <style:text-properties fo:font-size="12pt" officeooo:rsid="004a2611" style:font-size-asian="11.4499998092651pt" style:font-size-complex="13.0500001907349pt"/>
    </style:style>
    <style:style style:name="T19" style:family="text">
      <style:text-properties fo:font-size="12pt" officeooo:rsid="004dc80f" style:font-size-asian="11.4499998092651pt" style:font-size-complex="13.0500001907349pt"/>
    </style:style>
    <style:style style:name="T20" style:family="text">
      <style:text-properties fo:font-size="12pt" officeooo:rsid="004f0dc1" style:font-size-asian="11.4499998092651pt" style:font-size-complex="13.0500001907349pt"/>
    </style:style>
    <style:style style:name="T21" style:family="text">
      <style:text-properties fo:font-size="12pt" officeooo:rsid="0050c434" style:font-size-asian="11.4499998092651pt" style:font-size-complex="13.0500001907349pt"/>
    </style:style>
    <style:style style:name="T22" style:family="text">
      <style:text-properties fo:font-size="12pt" officeooo:rsid="0057ef35" style:font-size-asian="11.4499998092651pt" style:font-size-complex="13.0500001907349pt"/>
    </style:style>
    <style:style style:name="T23" style:family="text">
      <style:text-properties fo:font-size="12pt" officeooo:rsid="005e66ca" style:font-size-asian="11.4499998092651pt" style:font-size-complex="13.0500001907349pt"/>
    </style:style>
    <style:style style:name="T24" style:family="text">
      <style:text-properties fo:font-size="12pt" officeooo:rsid="0060520b" style:font-size-asian="11.4499998092651pt" style:font-size-complex="13.0500001907349pt"/>
    </style:style>
    <style:style style:name="T25" style:family="text">
      <style:text-properties fo:font-size="12pt" officeooo:rsid="003c680b" fo:background-color="transparent" loext:char-shading-value="0" style:font-size-asian="11.4499998092651pt" style:font-size-complex="13.0500001907349pt"/>
    </style:style>
    <style:style style:name="T26" style:family="text">
      <style:text-properties fo:font-size="12pt" officeooo:rsid="0050c434" fo:background-color="transparent" loext:char-shading-value="0" style:font-size-asian="11.4499998092651pt" style:font-size-complex="13.0500001907349pt"/>
    </style:style>
    <style:style style:name="T27" style:family="text">
      <style:text-properties officeooo:rsid="003662e4"/>
    </style:style>
    <style:style style:name="T28" style:family="text">
      <style:text-properties officeooo:rsid="00396c3f"/>
    </style:style>
    <style:style style:name="T29" style:family="text">
      <style:text-properties style:font-name="Times New Roman1" fo:font-size="12pt" officeooo:rsid="003d742f" style:font-size-asian="11.4499998092651pt" style:font-size-complex="13.0500001907349pt"/>
    </style:style>
    <style:style style:name="T30" style:family="text">
      <style:text-properties officeooo:rsid="005841ae"/>
    </style:style>
    <style:style style:name="T31" style:family="text">
      <style:text-properties style:font-name="Times New Roman" fo:font-size="12pt" officeooo:rsid="00346585" style:font-size-asian="11.4499998092651pt" style:font-size-complex="13.0500001907349pt"/>
    </style:style>
    <style:style style:name="T32" style:family="text">
      <style:text-properties style:font-name="Times New Roman" fo:font-size="12pt" officeooo:rsid="005841ae" style:font-size-asian="11.4499998092651pt" style:font-size-complex="13.0500001907349pt"/>
    </style:style>
    <style:style style:name="T33" style:family="text">
      <style:text-properties style:font-name="Times New Roman" fo:font-size="12pt" officeooo:rsid="00359a45" style:font-size-asian="11.4499998092651pt" style:font-size-complex="13.0500001907349pt"/>
    </style:style>
    <style:style style:name="T34" style:family="text">
      <style:text-properties style:font-name="Times New Roman" fo:font-size="12pt" officeooo:rsid="00433903" style:font-size-asian="11.4499998092651pt" style:font-size-complex="13.0500001907349pt"/>
    </style:style>
    <style:style style:name="T35" style:family="text">
      <style:text-properties style:font-name="Times New Roman" fo:font-size="12pt" officeooo:rsid="004bc31a" style:font-size-asian="11.4499998092651pt" style:font-size-complex="13.0500001907349pt"/>
    </style:style>
    <style:style style:name="T36" style:family="text">
      <style:text-properties style:font-name="Times New Roman" fo:font-size="12pt" officeooo:rsid="004b6522" style:font-size-asian="11.4499998092651pt" style:font-size-complex="13.0500001907349pt"/>
    </style:style>
    <style:style style:name="T37" style:family="text">
      <style:text-properties style:font-name="Times New Roman" fo:font-size="12pt" officeooo:rsid="004c464f" style:font-size-asian="11.4499998092651pt" style:font-size-complex="13.0500001907349pt"/>
    </style:style>
    <style:style style:name="T38" style:family="text">
      <style:text-properties style:font-name="Times New Roman" fo:font-size="12pt" officeooo:rsid="00526838" style:font-size-asian="11.4499998092651pt" style:font-size-complex="13.0500001907349pt"/>
    </style:style>
    <style:style style:name="T39" style:family="text">
      <style:text-properties style:font-name="Times New Roman" fo:font-size="12pt" officeooo:rsid="00192e1c" style:font-size-asian="11.4499998092651pt" style:font-size-complex="13.0500001907349pt"/>
    </style:style>
    <style:style style:name="T40" style:family="text">
      <style:text-properties style:font-name="Times New Roman" fo:font-size="12pt" officeooo:rsid="0027df0a" style:font-size-asian="11.4499998092651pt" style:font-size-complex="13.0500001907349pt"/>
    </style:style>
    <style:style style:name="T41" style:family="text">
      <style:text-properties style:font-name="Times New Roman" fo:font-size="12pt" officeooo:rsid="00500cc7" style:font-size-asian="11.4499998092651pt" style:font-size-complex="13.0500001907349pt"/>
    </style:style>
    <style:style style:name="T42" style:family="text">
      <style:text-properties style:font-name="Times New Roman" fo:font-size="12pt" officeooo:rsid="0029ac89" style:font-size-asian="11.4499998092651pt" style:font-size-complex="13.0500001907349pt"/>
    </style:style>
    <style:style style:name="T43" style:family="text">
      <style:text-properties style:font-name="Times New Roman" fo:font-size="12pt" officeooo:rsid="0057ef35" style:font-size-asian="11.4499998092651pt" style:font-size-complex="13.0500001907349pt"/>
    </style:style>
    <style:style style:name="T44" style:family="text">
      <style:text-properties style:font-name="Times New Roman" fo:font-size="12pt" officeooo:rsid="004ec667" style:font-size-asian="11.4499998092651pt" style:font-size-complex="13.0500001907349pt"/>
    </style:style>
    <style:style style:name="T45" style:family="text">
      <style:text-properties style:font-name="Times New Roman" fo:font-size="12pt" officeooo:rsid="004f0dc1" style:font-size-asian="11.4499998092651pt" style:font-size-complex="13.0500001907349pt"/>
    </style:style>
    <style:style style:name="T46" style:family="text">
      <style:text-properties style:font-name="Times New Roman" fo:font-size="12pt" officeooo:rsid="002b8edb" style:font-size-asian="11.4499998092651pt" style:font-size-complex="13.0500001907349pt"/>
    </style:style>
    <style:style style:name="T47" style:family="text">
      <style:text-properties style:font-name="Times New Roman" fo:font-size="12pt" officeooo:rsid="003b39c6" style:font-size-asian="11.4499998092651pt" style:font-size-complex="13.0500001907349pt"/>
    </style:style>
    <style:style style:name="T48" style:family="text">
      <style:text-properties style:font-name="Times New Roman" fo:font-size="12pt" officeooo:rsid="003b9075" style:font-size-asian="11.4499998092651pt" style:font-size-complex="13.0500001907349pt"/>
    </style:style>
    <style:style style:name="T49" style:family="text">
      <style:text-properties style:font-name="Times New Roman" fo:font-size="12pt" officeooo:rsid="005d2e4b" style:font-size-asian="11.4499998092651pt" style:font-size-complex="13.0500001907349pt"/>
    </style:style>
    <style:style style:name="T50" style:family="text">
      <style:text-properties style:font-name="Times New Roman" fo:font-size="12pt" officeooo:rsid="0050c434" style:font-size-asian="11.4499998092651pt" style:font-size-complex="13.0500001907349pt"/>
    </style:style>
    <style:style style:name="T51" style:family="text">
      <style:text-properties style:font-name="Times New Roman" fo:font-size="12pt" officeooo:rsid="004d9079" style:font-size-asian="11.4499998092651pt" style:font-size-complex="13.0500001907349pt"/>
    </style:style>
    <style:style style:name="T52" style:family="text">
      <style:text-properties officeooo:rsid="0060d7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Evers</text:p>
      <text:p text:style-name="P1">Ms. Hopkins</text:p>
      <text:p text:style-name="P1">Period 2</text:p>
      <text:p text:style-name="P3">1/5/15</text:p>
      <text:p text:style-name="P2">The <text:span text:style-name="T28">Ill-Advised Saga</text:span> of Christopher McCandless</text:p>
      <text:p text:style-name="P8"><text:tab/><text:span text:style-name="T1">Chris McCandless, an Emory College graduate, dropped off the map just after graduation. He destroyed any personal identification, donated all of his money to charity, and told no one where he was going. Two years later, McCandless's body was found in a bus in the Alaskan backcountry. McCandless was on a mission to live life to the fullest, and was influenced by writers such as Henry David Thoreau and Jack London. <text:s/>He needlessly endangered himself by being unprepared, and he wasted an animal's life through lack of knowledge; he also caused unnecessary worry and sadness for those close to him as a result of his recklessness and lack of communication.Chris McCandless's journey was foolish and selfish.</text:span></text:p>
      <text:p text:style-name="Standard"><text:span text:style-name="T39"><text:tab/></text:span><text:span text:style-name="T40">When McCandless enter</text:span><text:span text:style-name="T41">ed</text:span><text:span text:style-name="T40"> the Alaskan backcountry, he </text:span><text:span text:style-name="T41">brought </text:span><text:span text:style-name="T40">the minimum amount of supplies that he believe</text:span><text:span text:style-name="T41">d</text:span><text:span text:style-name="T40"> he </text:span><text:span text:style-name="T41">could </text:span><text:span text:style-name="T40">survive on. He </text:span><text:span text:style-name="T41">thought </text:span><text:span text:style-name="T42">that he </text:span><text:span text:style-name="T43">could</text:span><text:span text:style-name="T42"> do without a map</text:span><text:span text:style-name="T40">, and this </text:span><text:span text:style-name="T43">fundamental </text:span><text:span text:style-name="T40">mistake ultimately </text:span><text:span text:style-name="T41">led </text:span><text:span text:style-name="T40">to his death. </text:span><text:span text:style-name="T44">According to John Lombard, a former Outward Bound and National Outdoor Leadership School (NOLS) instructor, “McCandless's actions seemed foolhardy and excessively risky” </text:span><text:span text:style-name="T45">(personal communication 2014).</text:span><text:span text:style-name="T44"> </text:span><text:span text:style-name="T40">McCandless attempt</text:span><text:span text:style-name="T41">ed</text:span><text:span text:style-name="T40"> to hike out to civilization, but </text:span><text:span text:style-name="T43">he </text:span><text:span text:style-name="T40">discover</text:span><text:span text:style-name="T41">ed</text:span><text:span text:style-name="T40"> that a river that </text:span><text:span text:style-name="T43">had been </text:span><text:span text:style-name="T40">crossable when he hiked in </text:span><text:span text:style-name="T41">had changed to </text:span><text:span text:style-name="T40">a </text:span><text:span text:style-name="T43">torrent </text:span><text:span text:style-name="T40">of glacial melt</text:span><text:span text:style-name="T46">water</text:span><text:span text:style-name="T40">. He was sure that it would be impossible to cross the river, but if he had </text:span><text:span text:style-name="T43">brought </text:span><text:span text:style-name="T40">a map he would have known that there was a </text:span><text:span text:style-name="T47">cable across the river</text:span><text:span text:style-name="T40"> less than a quarter mile upstream from where he tried to cross. “</text:span><text:span text:style-name="T47">If he'd known about </text:span><text:span text:style-name="T48">[the cable]</text:span><text:span text:style-name="T47">, crossing the [river] to safety would have been a trivial matter. Because he had no topographical map, however, he had no way of way of conceiving that salvation was so close at hand” (Krakauer 174). </text:span><text:span text:style-name="T49">He intentionally did not bring a map in order to have the experience of “discovering” the area he was in, but if he had even explored the immediate vicinity of where he found the supposedly uncrossable river, he would have survived. </text:span><text:span text:style-name="T47">S</text:span><text:span text:style-name="T40">hortly after he arrive</text:span><text:span text:style-name="T50">d</text:span><text:span text:style-name="T40"> back at the bus </text:span><text:span text:style-name="T47">after his failed trip out of the backcountry</text:span><text:span text:style-name="T40">, he starve</text:span><text:span text:style-name="T50">d</text:span><text:span text:style-name="T40"> to </text:span><text:span text:style-name="T42">death. </text:span><text:span text:style-name="T51">McCandless demonstrated his foolishness in other ways as well, including in his search for food.</text:span></text:p>
      <text:p text:style-name="P5"><text:soft-page-break/><text:span text:style-name="T2"><text:tab/></text:span><text:span text:style-name="T3">While McCandless was living in Alaska, he killed a moose, thinking that </text:span><text:span text:style-name="T22">it would </text:span><text:span text:style-name="T23">feed him</text:span><text:span text:style-name="T3"> for an extended period without further hunting. Since he was inexperienced in curing meat, the meat bec</text:span><text:span text:style-name="T22">ame</text:span><text:span text:style-name="T3"> infested with insects and therefore inedible before he </text:span><text:span text:style-name="T22">could </text:span><text:span text:style-name="T3">eat it. </text:span><text:span text:style-name="T6">After a few days of trying to cure and prepare the meat, </text:span><text:span text:style-name="T7">“in his na</text:span><text:span text:style-name="T29">ï</text:span><text:span text:style-name="T7">vet</text:span><text:span text:style-name="T29">é</text:span><text:span text:style-name="T7">, </text:span><text:span text:style-name="T20">[he] </text:span><text:span text:style-name="T7">relied on the advice of hunters he'd consulted...who advised him to smoke his meat, not an easy task under the circumstances</text:span><text:span text:style-name="T6">” (</text:span><text:span text:style-name="T25">Krakauer 16</text:span><text:span text:style-name="T26">6</text:span><text:span text:style-name="T6">). </text:span><text:span text:style-name="T8">If McCandless had spent more time preparing </text:span><text:span text:style-name="T20">for his journey</text:span><text:span text:style-name="T8"> and had consulted local hunters about </text:span><text:span text:style-name="T21">how to cure meat</text:span><text:span text:style-name="T8">, he might have </text:span><text:span text:style-name="T21">made use of </text:span><text:span text:style-name="T8">the moose. </text:span><text:span text:style-name="T22">I</text:span><text:span text:style-name="T8">nstead, h</text:span><text:span text:style-name="T3">e waste</text:span><text:span text:style-name="T21">d </text:span><text:span text:style-name="T3">an animal's life through a lack of knowledge, </text:span><text:span text:style-name="T9">showing</text:span><text:span text:style-name="T8"> himself </text:span><text:span text:style-name="T22">to be </text:span><text:span text:style-name="T3">both foolish and selfish. </text:span><text:span text:style-name="T23">H acknowledged the waste, and felt it to be a great tragedy, but it was wasteful nonetheless. </text:span><text:span text:style-name="T10">His selfishness manifested itself in other ways as well.</text:span></text:p>
      <text:p text:style-name="P6"><text:span text:style-name="T3"><text:tab/></text:span><text:span text:style-name="T4">McCandless left college without telling anyone where he was going. He “</text:span><text:span text:style-name="T11">instructed the post office to hold [his mail]...</text:span><text:span text:style-name="T13">so that [his parents] wouldn't know that anything was up</text:span><text:span text:style-name="T11">”</text:span><text:span text:style-name="T4"> </text:span><text:span text:style-name="T12">(Krakauer 22)</text:span><text:span text:style-name="T4">. </text:span><text:span text:style-name="T20">His parents</text:span><text:span text:style-name="T4"> tried </text:span><text:span text:style-name="T22">extremely </text:span><text:span text:style-name="T4">hard to find him, hiring a private investigator and </text:span><text:span text:style-name="T5">doing </text:span><text:span text:style-name="T22">intensive research </text:span><text:span text:style-name="T5">to figure out where he </text:span><text:span text:style-name="T21">was</text:span><text:span text:style-name="T5">. If he had <text:s/>written a letter </text:span><text:span text:style-name="T21">to </text:span><text:span text:style-name="T24">his </text:span><text:span text:style-name="T21">sister </text:span><text:span text:style-name="T5">telling </text:span><text:span text:style-name="T24">her </text:span><text:span text:style-name="T5">that he was </text:span><text:span text:style-name="T21">not going to be able to contact them for an extended period of time,</text:span><text:span text:style-name="T5"> </text:span><text:span text:style-name="T24">she </text:span><text:span text:style-name="T22">would have worried less and wouldn't have had to invest so much time </text:span><text:span text:style-name="T24">and energy worrying about</text:span><text:span text:style-name="T22"> him. </text:span><text:span text:style-name="T16">Chris McCandless's </text:span><text:span text:style-name="T5">“</text:span><text:span text:style-name="T14">journey...[dr</text:span><text:span text:style-name="T15">e</text:span><text:span text:style-name="T14">w] those who loved [McCandless] into a morass of anger...[and] sorrow.” </text:span><text:span text:style-name="T5">It was selfish for McCandless </text:span><text:span text:style-name="T17">to completely cut off communication with his relatives</text:span><text:span text:style-name="T5">, because it caused </text:span><text:span text:style-name="T18">them</text:span><text:span text:style-name="T5"> needless worry </text:span><text:span text:style-name="T22">and sadness</text:span><text:span text:style-name="T19">.</text:span></text:p>
      <text:p text:style-name="P7"><text:span text:style-name="T5"><text:tab/></text:span><text:span text:style-name="T31">McCandless's death was fully preventable. </text:span><text:span text:style-name="T32">He </text:span><text:span text:style-name="T33">would have made it out of the backcountry alive </text:span><text:span text:style-name="T32">if he had only </text:span><text:span text:style-name="T31">brought a map, told </text:span><text:span text:style-name="T32">a close friend to alert authorities i</text:span><text:span text:style-name="T31">f </text:span><text:soft-page-break/><text:span text:style-name="T31">he </text:span><text:span text:style-name="T32">hadn't made </text:span><text:span text:style-name="T34">contact </text:span><text:span text:style-name="T31">by a certain date, or </text:span><text:span text:style-name="T33">read more carefully about which plants were poisonous. </text:span><text:span text:style-name="T35">McCandless's book about edible plants </text:span><text:span text:style-name="T33">“</text:span><text:span text:style-name="T36">warns that because wild sweet pea looks...like wild potato and 'is reported to be poisonous, care should be taken to identify them accurately before attempting to use the wild potato as food.'” </text:span><text:span text:style-name="T32">D</text:span><text:span text:style-name="T37">espite this warning, </text:span><text:span text:style-name="T32">McCandless </text:span><text:span text:style-name="T38">was</text:span><text:span text:style-name="T37"> not cautious </text:span><text:span text:style-name="T32">enough </text:span><text:span text:style-name="T37">in his identification of the wild potato. T</text:span><text:span text:style-name="T33">hrough carelessness, recklessness, and lack of communication, McCandless both cause</text:span><text:span text:style-name="T38">d</text:span><text:span text:style-name="T33"> his own death and cause</text:span><text:span text:style-name="T38">d</text:span><text:span text:style-name="T33"> great sadness for </text:span><text:span text:style-name="T32">those close to him</text:span><text:span text:style-name="T33">.</text:span></text:p>
      <text:p text:style-name="P4"><text:tab/>Many argue that McCandless's journey was noble <text:span text:style-name="T27">and admirable because his intent was to live in the best way he could</text:span>. <text:span text:style-name="T52">Instead, he merely introduced more suffering, sadness, and difficulty into the world through his journey and its outcome.</text:span> <text:span text:style-name="T30">Almost everything he did was solely for his own benefit, and his only accomplishment that changed the world in any substantial way was his death. If McCandless had been more cautious or communicated with others more frequently, he could have prevented nearly every problem he caused or encounte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Times New Roman1" svg:font-family="'Times New Roman'" style:font-family-generic="roman"/>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09:46:55.568468061</meta:creation-date>
    <meta:generator>LibreOffice/4.3.5.2.0$Linux_X86_64 LibreOffice_project/430m0$Build-2</meta:generator>
    <dc:date>2015-01-14T21:34:14.278969854</dc:date>
    <meta:editing-duration>P6DT30M26S</meta:editing-duration>
    <meta:editing-cycles>64</meta:editing-cycles>
    <meta:document-statistic meta:table-count="0" meta:image-count="0" meta:object-count="0" meta:page-count="3" meta:paragraph-count="11" meta:word-count="878" meta:character-count="5271" meta:non-whitespace-character-count="4396"/>
  </office:meta>
</office:document-meta>
</file>